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SourceOnlySqlScriptsTests.class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ourceOnlySqlScriptsTests.methodLevelScrip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fig.data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ataSourceOnlySqlScriptsTests.assertNumUsers( int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SourceOnlySqlScripts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